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2" style:family="table">
      <style:table-properties style:width="8.939cm" fo:margin-left="0.016cm" table:align="left" style:writing-mode="lr-tb"/>
    </style:style>
    <style:style style:name="Tabla2.A" style:family="table-column">
      <style:table-column-properties style:column-width="6.006cm"/>
    </style:style>
    <style:style style:name="Tabla2.B" style:family="table-column">
      <style:table-column-properties style:column-width="2.933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2.A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B5"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justify" style:justify-single-word="false" style:snap-to-layout-grid="false"/>
      <style:text-properties style:font-name="arial"/>
    </style:style>
    <style:style style:name="P5" style:family="paragraph" style:parent-style-name="Standard">
      <style:text-properties style:font-name="arial" fo:font-weight="bold" style:font-weight-asian="bold"/>
    </style:style>
    <style:style style:name="P6" style:family="paragraph" style:parent-style-name="Standard">
      <style:paragraph-properties fo:text-align="center" style:justify-single-word="false" style:snap-to-layout-grid="false"/>
      <style:text-properties style:font-name="arial" fo:font-weight="bold" style:font-weight-asian="bold"/>
    </style:style>
    <style:style style:name="P7" style:family="paragraph" style:parent-style-name="Standard">
      <style:paragraph-properties fo:text-align="end" style:justify-single-word="false" style:snap-to-layout-grid="false"/>
      <style:text-properties style:font-name="arial" fo:font-weight="bold" style:font-weight-asian="bold"/>
    </style:style>
    <style:style style:name="P8" style:family="paragraph" style:parent-style-name="Standard">
      <style:paragraph-properties fo:text-align="justify" style:justify-single-word="false"/>
      <style:text-properties style:font-name="arial" fo:font-weight="bold" style:font-weight-asian="bold"/>
    </style:style>
    <style:style style:name="P9" style:family="paragraph" style:parent-style-name="Standard">
      <style:text-properties style:font-name="arial" style:text-underline-style="solid" style:text-underline-width="auto" style:text-underline-color="font-color" fo:font-weight="bold" style:font-weight-asian="bold"/>
    </style:style>
    <style:style style:name="P10" style:family="paragraph" style:parent-style-name="Standard">
      <style:paragraph-properties fo:text-align="justify" style:justify-single-word="false"/>
      <style:text-properties style:font-name="arial" style:text-underline-style="solid" style:text-underline-width="auto" style:text-underline-color="font-color"/>
    </style:style>
    <style:style style:name="P11" style:family="paragraph" style:parent-style-name="Standard">
      <style:paragraph-properties fo:text-align="justify" style:justify-single-word="false" style:snap-to-layout-grid="false"/>
      <style:text-properties style:font-name="arial" style:text-underline-style="solid" style:text-underline-width="auto" style:text-underline-color="font-color"/>
    </style:style>
    <style:style style:name="P12" style:family="paragraph" style:parent-style-name="Standard">
      <style:paragraph-properties fo:text-align="justify" style:justify-single-word="false" style:snap-to-layout-grid="false"/>
      <style:text-properties style:font-name="arial" fo:font-size="10pt" fo:font-weight="bold" style:font-size-asian="10pt" style:font-weight-asian="bold" style:font-size-complex="10pt"/>
    </style:style>
    <style:style style:name="P13" style:family="paragraph" style:parent-style-name="Standard">
      <style:paragraph-properties fo:text-align="end" style:justify-single-word="false" style:snap-to-layout-grid="false"/>
      <style:text-properties style:font-name="arial"/>
    </style:style>
    <style:style style:name="P14" style:family="paragraph" style:parent-style-name="Standard">
      <style:paragraph-properties fo:text-align="start" style:justify-single-word="false" style:snap-to-layout-grid="false"/>
      <style:text-properties style:font-name="arial" fo:font-weight="normal" style:font-weight-asian="normal" style:font-weight-complex="normal"/>
    </style:style>
    <style:style style:name="P15" style:family="paragraph" style:parent-style-name="Standard">
      <style:paragraph-properties fo:text-align="end" style:justify-single-word="false" style:snap-to-layout-grid="false"/>
      <style:text-properties style:font-name="arial" fo:font-weight="normal" style:font-weight-asian="normal" style:font-weight-complex="normal"/>
    </style:style>
    <style:style style:name="P16" style:family="paragraph" style:parent-style-name="Standard">
      <style:paragraph-properties fo:text-align="center" style:justify-single-word="false"/>
      <style:text-properties style:font-name="arial"/>
    </style:style>
    <style:style style:name="P17" style:family="paragraph" style:parent-style-name="Standard">
      <style:paragraph-properties fo:text-align="center" style:justify-single-word="false"/>
      <style:text-properties style:font-name="arial" fo:font-style="italic" fo:font-weight="bold" style:font-style-asian="italic" style:font-weight-asian="bold"/>
    </style:style>
    <style:style style:name="P18" style:family="paragraph" style:parent-style-name="Standard">
      <style:paragraph-properties fo:text-align="start" style:justify-single-word="false"/>
      <style:text-properties style:font-name="arial" fo:font-style="italic" fo:font-weight="bold" style:font-style-asian="italic" style:font-weight-asian="bold"/>
    </style:style>
    <style:style style:name="P19" style:family="paragraph" style:parent-style-name="Standard">
      <style:paragraph-properties fo:text-align="justify" style:justify-single-word="false" style:snap-to-layout-grid="false"/>
      <style:text-properties style:font-name="arial" fo:font-size="12pt" style:font-size-asian="12pt" style:font-size-complex="12pt"/>
    </style:style>
    <style:style style:name="P20" style:family="paragraph" style:parent-style-name="Standard">
      <style:paragraph-properties fo:text-align="center" style:justify-single-word="false" fo:padding-left="0.141cm" fo:padding-right="0.141cm" fo:padding-top="0.035cm" fo:padding-bottom="0.035cm" fo:border="0.018cm solid #000000"/>
      <style:text-properties style:font-name="arial" fo:font-weight="bold" style:font-weight-asian="bold"/>
    </style:style>
    <style:style style:name="P21" style:family="paragraph" style:parent-style-name="Standard">
      <style:paragraph-properties fo:margin-left="0.635cm" fo:margin-right="0cm" fo:text-align="justify" style:justify-single-word="false" fo:text-indent="0cm" style:auto-text-indent="false"/>
      <style:text-properties style:font-name="arial"/>
    </style:style>
    <style:style style:name="P22" style:family="paragraph" style:parent-style-name="Standard">
      <style:paragraph-properties fo:margin-left="0.635cm" fo:margin-right="0cm" fo:text-align="justify" style:justify-single-word="false" fo:text-indent="0cm" style:auto-text-indent="false"/>
      <style:text-properties style:font-name="arial" fo:font-weight="bold" style:font-weight-asian="bold"/>
    </style:style>
    <style:style style:name="P23" style:family="paragraph" style:parent-style-name="Standard">
      <style:paragraph-properties fo:margin-left="0cm" fo:margin-right="0cm" fo:text-align="justify" style:justify-single-word="false" fo:text-indent="0cm" style:auto-text-indent="false"/>
      <style:text-properties style:font-name="arial" fo:font-weight="bold" style:font-weight-asian="bold"/>
    </style:style>
    <style:style style:name="P24" style:family="paragraph" style:parent-style-name="Standard">
      <style:paragraph-properties fo:margin-left="0cm" fo:margin-right="0cm" fo:text-align="justify" style:justify-single-word="false" fo:text-indent="0cm" style:auto-text-indent="false"/>
      <style:text-properties style:font-name="arial" fo:font-weight="normal" style:font-weight-asian="normal" style:font-weight-complex="normal"/>
    </style:style>
    <style:style style:name="P25" style:family="paragraph" style:parent-style-name="Standard">
      <style:paragraph-properties fo:margin-left="0.026cm" fo:margin-right="0cm" fo:text-align="justify" style:justify-single-word="false" fo:text-indent="0cm" style:auto-text-indent="false"/>
      <style:text-properties style:font-name="arial"/>
    </style:style>
    <style:style style:name="P26" style:family="paragraph" style:parent-style-name="Standard" style:master-page-name="Standard">
      <style:paragraph-properties style:page-number="auto"/>
      <style:text-properties style:font-name="arial"/>
    </style:style>
    <style:style style:name="P27" style:family="paragraph" style:parent-style-name="Standard">
      <style:paragraph-properties fo:text-align="justify" style:justify-single-word="false"/>
      <style:text-properties style:font-name="arial"/>
    </style:style>
    <style:style style:name="P28" style:family="paragraph" style:parent-style-name="Standard" style:list-style-name="WW8Num1">
      <style:paragraph-properties fo:text-align="justify" style:justify-single-word="false"/>
      <style:text-properties style:font-name="arial"/>
    </style:style>
    <style:style style:name="P29" style:family="paragraph" style:parent-style-name="Standard" style:list-style-name="WW8Num7">
      <style:text-properties style:font-name="arial" fo:font-weight="bold" style:font-weight-asian="bold"/>
    </style:style>
    <style:style style:name="P30" style:family="paragraph" style:parent-style-name="Standard" style:list-style-name="WW8Num8">
      <style:paragraph-properties fo:text-align="justify" style:justify-single-word="false"/>
      <style:text-properties style:font-name="arial" fo:font-weight="bold" style:font-weight-asian="bold"/>
    </style:style>
    <style:style style:name="T1" style:family="text">
      <style:text-properties style:text-underline-style="solid" style:text-underline-width="auto" style:text-underline-color="font-color"/>
    </style:style>
    <style:style style:name="T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0">ACTA DE LA 1ª EVALUACIÓN </text:p>
      <text:p text:style-name="P20"><text:s text:c="2"/>CURSO: 2011-2012</text:p>
      <text:p text:style-name="P20">GRUPO: 1º CFGM SISTEMAS MICROINFORMÁTICOS EN RED</text:p>
      <text:p text:style-name="P2"/>
      <text:p text:style-name="P3">En Haría, siendo las 14:00 horas del día 20 de junio <text:s/>de 2012, se reúne el Equipo Educativo de 1º del CFGM de Sistemas Microinformáticos en Red para llevar a cabo la sesión de la primera evaluación.</text:p>
      <text:p text:style-name="P3"/>
      <text:p text:style-name="P3">Asisten los siguientes profesores: </text:p>
      <text:p text:style-name="P3"/>
      <text:list xml:id="list1135186007" text:style-name="WW8Num1">
        <text:list-item>
          <text:p text:style-name="P28">Etiel Juan Domínguez Sánchez (Equipos y Sistemas Informáticas)</text:p>
        </text:list-item>
        <text:list-item>
          <text:p text:style-name="P28">Ana Mª Rijo García (Aplicaciones Ofimáticas y <text:s/>corporativas)</text:p>
        </text:list-item>
        <text:list-item>
          <text:p text:style-name="P28">Juan Carlos Pérez Rodríguez (Redes de Área Local)</text:p>
        </text:list-item>
        <text:list-item>
          <text:p text:style-name="P28">César González González (Formación y Orientación Laboral)</text:p>
        </text:list-item>
        <text:list-item>
          <text:p text:style-name="P28">Iván Chillón García (Sistemas Operativos Monousuario)</text:p>
        </text:list-item>
      </text:list>
      <text:p text:style-name="P3"/>
      <text:p text:style-name="P5">DESARROLLO DE LA SESIÓN</text:p>
      <text:p text:style-name="P9"/>
      <text:p text:style-name="P5">1.- INFORMACIÓN AL PROFESORADO DEL GRUPO DE LOS SIGUIENTES ASPECTOS:</text:p>
      <text:p text:style-name="P5"/>
      <text:list xml:id="list1394942041" text:style-name="WW8Num7">
        <text:list-item>
          <text:list>
            <text:list-item>
              <text:p text:style-name="P29">CARACTERÍSTICAS DEL GRUPO</text:p>
            </text:list-item>
          </text:list>
        </text:list-item>
      </text:list>
      <text:p text:style-name="P3"/>
      <text:p text:style-name="P3">Grupo de 1º del CFGM en Sistemas Microinformaticos en Red. </text:p>
      <text:p text:style-name="P10"/>
      <text:p text:style-name="P10">Resultados proceso aprendizaje:</text:p>
      <text:p text:style-name="P10"/>
      <table:table table:name="Tabla2" table:style-name="Tabla2">
        <table:table-column table:style-name="Tabla2.A"/>
        <table:table-column table:style-name="Tabla2.B"/>
        <table:table-row table:style-name="Tabla2.1">
          <table:table-cell table:style-name="Tabla2.A1" office:value-type="string">
            <text:p text:style-name="P11"/>
          </table:table-cell>
          <table:table-cell table:style-name="Tabla2.B1" office:value-type="string">
            <text:p text:style-name="P12">Nº Alumnos</text:p>
          </table:table-cell>
        </table:table-row>
        <table:table-row table:style-name="Tabla2.1">
          <table:table-cell table:style-name="Tabla2.A1" office:value-type="string">
            <text:p text:style-name="P19">Aprueban todo:</text:p>
          </table:table-cell>
          <table:table-cell table:style-name="Tabla2.B1" office:value-type="string">
            <text:p text:style-name="P13">4</text:p>
          </table:table-cell>
        </table:table-row>
        <table:table-row table:style-name="Tabla2.1">
          <table:table-cell table:style-name="Tabla2.A1" office:value-type="string">
            <text:p text:style-name="P19">Una módulo pendiente</text:p>
          </table:table-cell>
          <table:table-cell table:style-name="Tabla2.B1" office:value-type="string">
            <text:p text:style-name="P13">2</text:p>
          </table:table-cell>
        </table:table-row>
        <table:table-row table:style-name="Tabla2.1">
          <table:table-cell table:style-name="Tabla2.A1" office:value-type="string">
            <text:p text:style-name="P19">Dos módulos pendientes</text:p>
          </table:table-cell>
          <table:table-cell table:style-name="Tabla2.B1" office:value-type="string">
            <text:p text:style-name="P13">2</text:p>
          </table:table-cell>
        </table:table-row>
        <table:table-row table:style-name="Tabla2.1">
          <table:table-cell table:style-name="Tabla2.A5" office:value-type="string">
            <text:p text:style-name="P4">Tres módulos pendientes</text:p>
          </table:table-cell>
          <table:table-cell table:style-name="Tabla2.B5" office:value-type="string">
            <text:p text:style-name="P13">1</text:p>
          </table:table-cell>
        </table:table-row>
        <table:table-row table:style-name="Tabla2.1">
          <table:table-cell table:style-name="Tabla2.A1" office:value-type="string">
            <text:p text:style-name="P4">Cuatro o más </text:p>
          </table:table-cell>
          <table:table-cell table:style-name="Tabla2.B1" office:value-type="string">
            <text:p text:style-name="P13">8</text:p>
          </table:table-cell>
        </table:table-row>
        <table:table-row table:style-name="Tabla2.1">
          <table:table-cell table:style-name="Tabla2.A1" office:value-type="string">
            <text:p text:style-name="P6">TOTAL:</text:p>
          </table:table-cell>
          <table:table-cell table:style-name="Tabla2.B1" office:value-type="string">
            <text:p text:style-name="P7">17</text:p>
          </table:table-cell>
        </table:table-row>
        <table:table-row table:style-name="Tabla2.1">
          <table:table-cell table:style-name="Tabla2.A5" office:value-type="string">
            <text:p text:style-name="P14">Alumnos absentistas</text:p>
          </table:table-cell>
          <table:table-cell table:style-name="Tabla2.B5" office:value-type="string">
            <text:p text:style-name="P15">6</text:p>
          </table:table-cell>
        </table:table-row>
      </table:table>
      <text:p text:style-name="P3"/>
      <text:p text:style-name="P3"/>
      <text:p text:style-name="P8">1.2. ALUMNADO REPETIDOR</text:p>
      <text:p text:style-name="P3"/>
      <text:p text:style-name="P3">Dentro del grupo hay dos <text:span text:style-name="T1">alumnos repetidores</text:span>: Walter Crespo y Óliver Martín que repiten todos los módulos y que han dejado de asistir a clase desde el primer trimestre. </text:p>
      <text:p text:style-name="P3"/>
      <text:p text:style-name="P8"/>
      <text:p text:style-name="P8">2.- EVALUAR LA MARCHA DEL GRUPO EN RELACIÓN A:</text:p>
      <text:p text:style-name="P3"/>
      <text:p text:style-name="P8">2.1. CONVIVENCIA GENERAL DEL GRUPO.</text:p>
      <text:p text:style-name="P3"/>
      <text:p text:style-name="P3"><text:soft-page-break/>No se han detectado hasta ahora ningún problema de convivencia entre los alumnos/as del grupo, ni se han dado casos de indisciplina en ninguna materia</text:p>
      <text:p text:style-name="P3"/>
      <text:p text:style-name="P8">2.2. MOTIVACIÓN, ACTITUD Y RENDIMIENTO EN CLASE.</text:p>
      <text:p text:style-name="P3"/>
      <text:p text:style-name="P3">En general el grupo es trabajador en clase, aunque dedican muy poco o ningún tiempo al estudio o trabajo en casa. </text:p>
      <text:p text:style-name="P3"/>
      <text:p text:style-name="P3">Hay un pequeño grupo de alumnos que faltan con cierta frecuencia y que luego no se esfuerzan por ponerse al día en la materia impartida durante su ausencia. </text:p>
      <text:p text:style-name="P3"/>
      <text:p text:style-name="P3">Otro pequeño grupo de alumnos aunque asiste a clase y se esfuerza tiene dificultad para seguir el ritmo de las clases, a este problema hay que añadir que luego en casa, salvo una excepción no dedican tiempo al estudio.</text:p>
      <text:p text:style-name="P3"/>
      <text:p text:style-name="P3">Se observan algunos comportamientos disruptivos puntuales de algunos alumnos en el módulo de Aplicaciones Ofimáticas.</text:p>
      <text:p text:style-name="P3"/>
      <text:p text:style-name="P3">Con los apuros de última hora algunos alumnos con entregas atrasadas han subido prácticas copiadas. Se hace hincapié en la gravedad de este comportamiento y en hacerle un especial seguimiento</text:p>
      <text:p text:style-name="P8"/>
      <text:p text:style-name="P8">2.3. ABSENTISMO. Y PUNTUALIDAD.</text:p>
      <text:p text:style-name="P3"/>
      <text:p text:style-name="P3">Alumnado absentistas: 7 (Ruyman Avero, Walter Crespo, Juan Sebastián Orejuela, Echedey Páez, Óliver Martín, Jordi y Ayoze)</text:p>
      <text:p text:style-name="P3"/>
      <text:p text:style-name="P3">Alumnado no constante en su asistencia: <text:s/>(Pedro Imanol, Carlos y Kevin)</text:p>
      <text:p text:style-name="P3"/>
      <text:p text:style-name="P3">Se observa en el presente trimestre que el alumno Kenari que en los trimestres anteriores solía faltar a clase ahora acude a clase regularmente.</text:p>
      <text:p text:style-name="P21"/>
      <text:p text:style-name="P8">2.4. AGRUPAMIENTO DEL ALUMNADO Y ORGANIZACIÓN DEL ESPACIO.</text:p>
      <text:p text:style-name="P3"/>
      <text:p text:style-name="P3">Durante el próximo trimestre se acuerda que los alumnos pasen al aula 14 que actualmente ocupa segundo debido a que hay ordenadores suficientes y a la mayor potencia de los mismos, lo que permitirá hacer prácticas que los ordenadores del aula actual no soportan.</text:p>
      <text:p text:style-name="P3"/>
      <text:p text:style-name="P25">Se acuerda mantener por afinidad la ubicación del alumnado e integrar en posiciones intermedias a los alumnos que no se integran con normalidad en el grupo clase. Así mismo se acuerda separar a Carlos ya que suele distraer a los compañeros con facilidad.</text:p>
      <text:p text:style-name="P3"/>
      <text:list xml:id="list1309101828" text:style-name="WW8Num8">
        <text:list-item>
          <text:list>
            <text:list-item>
              <text:p text:style-name="P30">ESTRATEGIAS METODOLÓGICAS.</text:p>
            </text:list-item>
          </text:list>
        </text:list-item>
      </text:list>
      <text:p text:style-name="P22"/>
      <text:p text:style-name="P24">Dado el perfil de los alumnos y la naturaleza de las enseñanzas se acuerda que las actividades tengan un carácter eminentemente práctico.</text:p>
      <text:p text:style-name="P24"><text:soft-page-break/>Los alumnos han recibido una charla sobre técnicas de estudio por parte de la orientadora y se le ha entregado a cada uno una agenda. Se acuerda el uso rutinario de la misma en todos los módulos. Se acuerda reservar un espacio en la pizarra para las anotaciones diarias de cada profesor para los alumnos en la agenda. A lo largo del tercer trimestre se continuará con actividades centradas en mejorar la autonomía del alumno.</text:p>
      <text:p text:style-name="P23"/>
      <text:list xml:id="list679331917" text:continue-numbering="true" text:style-name="WW8Num8">
        <text:list-item>
          <text:list>
            <text:list-item>
              <text:p text:style-name="P30">OTROS ACUERDOS Y DECISIONES ADOPTADOS POR EL EQUIPO DOCENTE</text:p>
            </text:list-item>
          </text:list>
        </text:list-item>
      </text:list>
      <text:p text:style-name="P3"/>
      <text:p text:style-name="P3">Se hace balance del seguimiento quincenal implantado en el trimestre actual y se acuerda continuar con la realización de los mismos.</text:p>
      <text:p text:style-name="P3"/>
      <text:p text:style-name="P3">Incrementar el uso del aula virtual y de herramientas en la nube como recurso dado que los alumnos ya los manejan con soltura.</text:p>
      <text:p text:style-name="P3"/>
      <text:p text:style-name="P3">Se analizan los resultados de la encuesta trimestral de satisfacción y autoevaluación realizada a los alumnos:</text:p>
      <text:p text:style-name="P3"/>
      <text:p text:style-name="P3">-&gt; </text:p>
      <text:p text:style-name="P3"/>
      <text:p text:style-name="P3"/>
      <text:p text:style-name="P3"><text:s/></text:p>
      <text:p text:style-name="P3">Sin más asuntos que tratar, de da por concluida esta primera sesión de la evaluación sin nota, siendo las horas 18:55 del día 20 de junio de 2012.</text:p>
      <text:p text:style-name="P16"/>
      <text:p text:style-name="P16">El tutor del grupo</text:p>
      <text:p text:style-name="P16"/>
      <text:p text:style-name="P16"/>
      <text:p text:style-name="P16">Fdo.: Iván Chillón García</text:p>
      <text:p text:style-name="P17"/>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árrafo_20_de_20_lista" style:display-name="Párrafo de lista" style:family="paragraph" style:parent-style-name="Standard">
      <style:paragraph-properties fo:margin-left="1.27cm" fo:margin-right="0cm" fo:margin-top="0cm" fo:margin-bottom="0.353cm" fo:line-height="115%" fo:text-indent="0cm" style:auto-text-indent="false"/>
      <style:text-properties style:font-name="Calibri" fo:font-size="11pt" style:font-name-asian="Calibri" style:font-size-asian="11pt" style:font-name-complex="Calibri"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011cm" fo:text-indent="-0.635cm" fo:margin-left="2.01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821cm" fo:text-indent="-0.635cm" fo:margin-left="5.82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631cm" fo:text-indent="-0.635cm" fo:margin-left="9.63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Marco1" text:anchor-type="paragraph" svg:y="0.002cm" fo:min-width="0.041cm" draw:z-index="2"><draw:text-box fo:min-height="0.37cm"><text:p text:style-name="Footer"><text:span text:style-name="Page_20_Number"><text:page-number text:select-page="current">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CTA DE LA EVALUACIÓN SIN NOTA (13/10/2009)</dc:title>
    <meta:initial-creator>Usuario</meta:initial-creator>
    <meta:creation-date>2011-12-15T11:24:00</meta:creation-date>
    <dc:creator>ivan </dc:creator>
    <dc:date>2012-06-20T11:46:48</dc:date>
    <meta:print-date>2011-10-11T09:52:00</meta:print-date>
    <meta:editing-cycles>20</meta:editing-cycles>
    <meta:editing-duration>PT4H36M12S</meta:editing-duration>
    <meta:generator>LibreOffice/3.3$Unix LibreOffice_project/330m19$Build-401</meta:generator>
    <meta:document-statistic meta:table-count="1" meta:image-count="0" meta:object-count="0" meta:page-count="3" meta:paragraph-count="61" meta:word-count="724" meta:character-count="4382"/>
    <meta:user-defined meta:name="Información 1"/>
    <meta:user-defined meta:name="Información 2"/>
    <meta:user-defined meta:name="Información 3"/>
    <meta:user-defined meta:name="Información 4"/>
  </office:meta>
</office:document-meta>
</file>